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6D0000026CFA526F3F0D159C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Ubuntu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rsid="0006a0dc" officeooo:paragraph-rsid="0006a0d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57108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_32_019-10-28_25_20Vortrag_25_20Passwortsicherheit_25_20-_25_20Eintrittskarten" draw:display-name="2019-10-28%20Vortrag%20Passwortsicherheit%20-%20Eintrittskarten" xlink:href="Pictures/100002010000036D0000026CFA526F3F0D159C8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5cm" style:type="center"/>
          <style:tab-stop style:position="7.43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Ubuntu"/>
    </style:style>
    <style:style style:name="MT1" style:family="text">
      <style:text-properties fo:font-size="10pt" officeooo:rsid="00057108" style:font-size-asian="10pt" style:font-size-complex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7.43cm" fo:page-height="5.249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_32_019-10-28_25_20Vortrag_25_20Passwortsicherheit_25_20-_25_20Eintrittskarten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2010000036D0000026CFA526F3F0D159C84.pn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Nr. </text:span><text:span text:style-name="MT2"><text:page-number text:select-page="current">8</text:page-number></text:span><text:span text:style-name="MT2"><text:s text:c="2"/></text:span><text:s text:c="2"/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21:11:36.410835121</meta:creation-date>
    <dc:date>2019-10-26T16:01:17.922006773</dc:date>
    <meta:editing-duration>PT9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03" meta:paragraph-count="1" meta:word-count="2" meta:character-count="11" meta:non-whitespace-character-count="6"/>
  </office:meta>
</office:document-meta>
</file>